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b46" officeooo:paragraph-rsid="0006db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</text:p>
      <text:p text:style-name="P1"/>
      <text:p text:style-name="P1">rachel-tairum@Rachel-PC:~/Documentos/Trybe/Trybe_Exercicios/Modulo1/Bloco1/Dia1$ mkdir unix_test</text:p>
      <text:p text:style-name="P1"/>
      <text:p text:style-name="P1">rachel-tairum@Rachel-PC:~/Documentos/Trybe/Trybe_Exercicios/Modulo1/Bloco1/Dia1$ cd unix_test</text:p>
      <text:p text:style-name="P1"/>
      <text:p text:style-name="P1">rachel-tairum@Rachel-PC:~/Documentos/Trybe/Trybe_Exercicios/Modulo1/Bloco1/Dia1/unix_test$ touch trybe.txt</text:p>
      <text:p text:style-name="P1"/>
      <text:p text:style-name="P1">rachel-tairum@Rachel-PC:~/Documentos/Trybe/Trybe_Exercicios/Modulo1/Bloco1/Dia1/unix_test$ cp trybe.txt trybe_backup.txt</text:p>
      <text:p text:style-name="P1"/>
      <text:p text:style-name="P1">rachel-tairum@Rachel-PC:~/Documentos/Trybe/Trybe_Exercicios/Modulo1/Bloco1/Dia1/unix_test$ ls</text:p>
      <text:p text:style-name="P1">trybe_backup.txt <text:s/>trybe.txt</text:p>
      <text:p text:style-name="P1"/>
      <text:p text:style-name="P1">rachel-tairum@Rachel-PC:~/Documentos/Trybe/Trybe_Exercicios/Modulo1/Bloco1/Dia1/unix_test$ mv trybe.txt trybe2.txt</text:p>
      <text:p text:style-name="P1"/>
      <text:p text:style-name="P1">rachel-tairum@Rachel-PC:~/Documentos/Trybe/Trybe_Exercicios/Modulo1/Bloco1/Dia1/unix_test$ ls</text:p>
      <text:p text:style-name="P1">trybe2.txt <text:s/>trybe_backup.txt</text:p>
      <text:p text:style-name="P1"/>
      <text:p text:style-name="P1">rachel-tairum@Rachel-PC:~/Documentos/Trybe/Trybe_Exercicios/Modulo1/Bloco1/Dia1/unix_test$ mkdir backup</text:p>
      <text:p text:style-name="P1"/>
      <text:p text:style-name="P1">rachel-tairum@Rachel-PC:~/Documentos/Trybe/Trybe_Exercicios/Modulo1/Bloco1/Dia1/unix_test$ ls</text:p>
      <text:p text:style-name="P1">backup<text:tab/>trybe2.txt <text:s/>trybe_backup.txt</text:p>
      <text:p text:style-name="P1"/>
      <text:p text:style-name="P1">rachel-tairum@Rachel-PC:~/Documentos/Trybe/Trybe_Exercicios/Modulo1/Bloco1/Dia1/unix_test$ mv trybe_backup.txt /home/rachel-tairum/Documentos/Trybe/Trybe_Exercicios/Modulo1/Bloco1/Dia1/unix_test/backup</text:p>
      <text:p text:style-name="P1"/>
      <text:p text:style-name="P1">rachel-tairum@Rachel-PC:~/Documentos/Trybe/Trybe_Exercicios/Modulo1/Bloco1/Dia1/unix_test$ mkdir backup2</text:p>
      <text:p text:style-name="P1"/>
      <text:p text:style-name="P1">rachel-tairum@Rachel-PC:~/Documentos/Trybe/Trybe_Exercicios/Modulo1/Bloco1/Dia1/unix_test$ mv backup/trybe_backup.txt /home/rachel-tairum/Documentos/Trybe/Trybe_Exercicios/Modulo1/Bloco1/Dia1/unix_test/backup2</text:p>
      <text:p text:style-name="P1"/>
      <text:p text:style-name="P1">rachel-tairum@Rachel-PC:~/Documentos/Trybe/Trybe_Exercicios/Modulo1/Bloco1/Dia1/unix_test$ rmdir backup</text:p>
      <text:p text:style-name="P1"/>
      <text:p text:style-name="P1">rachel-tairum@Rachel-PC:~/Documentos/Trybe/Trybe_Exercicios/Modulo1/Bloco1/Dia1/unix_test$ mv backup2 backup</text:p>
      <text:p text:style-name="P1"/>
      <text:p text:style-name="P1">rachel-tairum@Rachel-PC:~/Documentos/Trybe/Trybe_Exercicios/Modulo1/Bloco1/Dia1/unix_test$ pwd</text:p>
      <text:p text:style-name="P1"><text:soft-page-break/>/home/rachel-tairum/Documentos/Trybe/Trybe_Exercicios/Modulo1/Bloco1/Dia1/unix_test</text:p>
      <text:p text:style-name="P1"/>
      <text:p text:style-name="P1">rachel-tairum@Rachel-PC:~/Documentos/Trybe/Trybe_Exercicios/Modulo1/Bloco1/Dia1/unix_test$ ls</text:p>
      <text:p text:style-name="P1">backup<text:tab/>trybe2.txt</text:p>
      <text:p text:style-name="P1"/>
      <text:p text:style-name="P1">rachel-tairum@Rachel-PC:~/Documentos/Trybe/Trybe_Exercicios/Modulo1/Bloco1/Dia1/unix_test$ rm -rf backup</text:p>
      <text:p text:style-name="P1"/>
      <text:p text:style-name="P1">rachel-tairum@Rachel-PC:~/Documentos/Trybe/Trybe_Exercicios/Modulo1/Bloco1/Dia1/unix_test$ ls</text:p>
      <text:p text:style-name="P1">trybe2.txt</text:p>
      <text:p text:style-name="P1"/>
      <text:p text:style-name="P1">rachel-tairum@Rachel-PC:~/Documentos/Trybe/Trybe_Exercicios/Modulo1/Bloco1/Dia1/unix_test$ cat countries.txt</text:p>
      <text:p text:style-name="P1"/>
      <text:p text:style-name="P1">rachel-tairum@Rachel-PC:~/Documentos/Trybe/Trybe_Exercicios/Modulo1/Bloco1/Dia1/unix_test$ less countries.txt</text:p>
      <text:p text:style-name="P1"/>
      <text:p text:style-name="P1">rachel-tairum@Rachel-PC:~/Documentos/Trybe/Trybe_Exercicios/Modulo1/Bloco1/Dia1/unix_test$ less countries.txt /Zambia</text:p>
      <text:p text:style-name="P1"/>
      <text:p text:style-name="P1">rachel-tairum@Rachel-PC:~/Documentos/Trybe/Trybe_Exercicios/Modulo1/Bloco1/Dia1/unix_test$ less countries.txt</text:p>
      <text:p text:style-name="P1"/>
      <text:p text:style-name="P1">rachel-tairum@Rachel-PC:~/Documentos/Trybe/Trybe_Exercicios/Modulo1/Bloco1/Dia1/unix_test$ less countries.txt</text:p>
      <text:p text:style-name="P1"/>
      <text:p text:style-name="P1">rachel-tairum@Rachel-PC:~/Documentos/Trybe/Trybe_Exercicios/Modulo1/Bloco1/Dia1/unix_test$ less countries.txt</text:p>
      <text:p text:style-name="P1"/>
      <text:p text:style-name="P1">rachel-tairum@Rachel-PC:~/Documentos/Trybe/Trybe_Exercicios/Modulo1/Bloco1/Dia1/unix_test$ grep Brazil countries.txt</text:p>
      <text:p text:style-name="P1">Brazil</text:p>
      <text:p text:style-name="P1"/>
      <text:p text:style-name="P1">rachel-tairum@Rachel-PC:~/Documentos/Trybe/Trybe_Exercicios/Modulo1/Bloco1/Dia1/unix_test$ less countries.txt</text:p>
      <text:p text:style-name="P1"/>
      <text:p text:style-name="P1">rachel-tairum@Rachel-PC:~/Documentos/Trybe/Trybe_Exercicios/Modulo1/Bloco1/Dia1/unix_test$ grep -in Brazil countries.txt</text:p>
      <text:p text:style-name="P1">24:Brazil</text:p>
      <text:p text:style-name="P1"/>
      <text:p text:style-name="P1">rachel-tairum@Rachel-PC:~/Documentos/Trybe/Trybe_Exercicios/Modulo1/Bloco1/Dia1/unix_test$ grep -in brazil countries.txt</text:p>
      <text:p text:style-name="P1">24:Brazil</text:p>
      <text:p text:style-name="P1"/>
      <text:p text:style-name="P1">rachel-tairum@Rachel-PC:~/Documentos/Trybe/Trybe_Exercicios/Modulo1/Bloco1/Dia1/unix_test$ touch phrases.txt</text:p>
      <text:p text:style-name="P1"/>
      <text:p text:style-name="P1">rachel-tairum@Rachel-PC:~/Documentos/Trybe/Trybe_Exercicios/Modulo1/Bloco1/Dia1/unix_test$ code phrases.txt</text:p>
      <text:p text:style-name="P1"/>
      <text:p text:style-name="P1"><text:soft-page-break/>rachel-tairum@Rachel-PC:~/Documentos/Trybe/Trybe_Exercicios/Modulo1/Bloco1/Dia1/unix_test$ grep -iv fox phrases.txt</text:p>
      <text:p text:style-name="P1">"Ao infinito e Além!"</text:p>
      <text:p text:style-name="P1">"Amigo, você é um amigo!"</text:p>
      <text:p text:style-name="P1">"E lá vamos nós!"</text:p>
      <text:p text:style-name="P1">"Quero Café!!"</text:p>
      <text:p text:style-name="P1">"O Andy é minha criança!"</text:p>
      <text:p text:style-name="P1">"O que vamos fazer hoje cérebro?"</text:p>
      <text:p text:style-name="P1">"O que fazemos todos os dias Pink, Tentar dominar o mundo!"</text:p>
      <text:p text:style-name="P1"/>
      <text:p text:style-name="P1">rachel-tairum@Rachel-PC:~/Documentos/Trybe/Trybe_Exercicios/Modulo1/Bloco1/Dia1/unix_test$ wc -w phrases.txt</text:p>
      <text:p text:style-name="P1">37 phrases.txt</text:p>
      <text:p text:style-name="P1"/>
      <text:p text:style-name="P1">rachel-tairum@Rachel-PC:~/Documentos/Trybe/Trybe_Exercicios/Modulo1/Bloco1/Dia1/unix_test$ wc -l phrases.txt</text:p>
      <text:p text:style-name="P1">7 phrases.txt</text:p>
      <text:p text:style-name="P1"/>
      <text:p text:style-name="P1">rachel-tairum@Rachel-PC:~/Documentos/Trybe/Trybe_Exercicios/Modulo1/Bloco1/Dia1/unix_test$ touch empty.tbt</text:p>
      <text:p text:style-name="P1"/>
      <text:p text:style-name="P1">rachel-tairum@Rachel-PC:~/Documentos/Trybe/Trybe_Exercicios/Modulo1/Bloco1/Dia1/unix_test$ touch empty.pdf</text:p>
      <text:p text:style-name="P1"/>
      <text:p text:style-name="P1">rachel-tairum@Rachel-PC:~/Documentos/Trybe/Trybe_Exercicios/Modulo1/Bloco1/Dia1/unix_test$ ls</text:p>
      <text:p text:style-name="P1">countries.txt <text:s/>empty.pdf <text:s/>empty.tbt <text:s/>phrases.txt</text:p>
      <text:p text:style-name="P1"/>
      <text:p text:style-name="P1">rachel-tairum@Rachel-PC:~/Documentos/Trybe/Trybe_Exercicios/Modulo1/Bloco1/Dia1/unix_test$ ls *.txt</text:p>
      <text:p text:style-name="P1">countries.txt <text:s/>phrases.txt</text:p>
      <text:p text:style-name="P1"/>
      <text:p text:style-name="P1">rachel-tairum@Rachel-PC:~/Documentos/Trybe/Trybe_Exercicios/Modulo1/Bloco1/Dia1/unix_test$ ls *.txt or .tbt</text:p>
      <text:p text:style-name="P1">ls: não foi possível acessar 'or': Arquivo ou diretório inexistente</text:p>
      <text:p text:style-name="P1">ls: não foi possível acessar '.tbt': Arquivo ou diretório inexistente</text:p>
      <text:p text:style-name="P1">countries.txt <text:s/>phrases.txt</text:p>
      <text:p text:style-name="P1"/>
      <text:p text:style-name="P1">rachel-tairum@Rachel-PC:~/Documentos/Trybe/Trybe_Exercicios/Modulo1/Bloco1/Dia1/unix_test$ man ls</text:p>
      <text:p text:style-name="P1"/>
      <text:p text:style-name="P1">rachel-tairum@Rachel-PC:~/Documentos/Trybe/Trybe_Exercicios/Modulo1/Bloco1/Dia1/unix_test$ grep -iv .pdf unix_test</text:p>
      <text:p text:style-name="P1">grep: unix_test: Arquivo ou diretório inexistente</text:p>
      <text:p text:style-name="P1"/>
      <text:p text:style-name="P1">rachel-tairum@Rachel-PC:~/Documentos/Trybe/Trybe_Exercicios/Modulo1/Bloco1/Dia1/unix_test$ grep -iv .pdf /home/rachel-tairum/Documentos/Trybe/Trybe_Exercicios/Modulo1/Bloco1/Dia1/unix_test</text:p>
      <text:p text:style-name="P1">grep: /home/rachel-tairum/Documentos/Trybe/Trybe_Exercicios/Modulo1/Bloco1/Dia1/unix_test: É um diretório</text:p>
      <text:p text:style-name="P1"/>
      <text:p text:style-name="P1"><text:soft-page-break/>rachel-tairum@Rachel-PC:~/Documentos/Trybe/Trybe_Exercicios/Modulo1/Bloco1/Dia1/unix_test$ ls *.t?t</text:p>
      <text:p text:style-name="P1">countries.txt <text:s/>empty.tbt <text:s/>phrases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19:22:23.755159443</meta:creation-date>
    <dc:date>2021-10-20T21:11:44.691020492</dc:date>
    <meta:editing-duration>PT8M30S</meta:editing-duration>
    <meta:editing-cycles>1</meta:editing-cycles>
    <meta:document-statistic meta:table-count="0" meta:image-count="0" meta:object-count="0" meta:page-count="4" meta:paragraph-count="69" meta:word-count="239" meta:character-count="5581" meta:non-whitespace-character-count="5401"/>
    <meta:generator>LibreOffice/6.4.7.2$Linux_X86_64 LibreOffice_project/40$Build-2</meta:generator>
  </office:meta>
</office:document-meta>
</file>